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ProxyBeanRegistrationAotProcessorTests.getBeanRegistrationCodeGeneratorWhenNotScop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opedProxyBeanRegistrationAotProcessorTests.ScopedProxyBeanRegistrationAotProcesso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dProxyBeanRegistrationAotProcessorTests.getBeanRegistrationCodeGeneratorWhenScopedProxyWithTar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opedProxyBeanRegistrationAotProcessorTests.scopedProxyBeanRegistrationAotProcessorIsRegi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dProxyBeanRegistrationAotProcessorTests.getBeanRegistrationCodeGeneratorWhenScopedProxyWithInvalidTar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opedProxyBeanRegistrationAotProcessorTests.getBeanRegistrationCodeGeneratorWhenScopedProxyWithoutTar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dProxyBeanRegistrationAotProcessorTests.compile( BiConsumer &lt; DefaultListableBeanFactory , Compiled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